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textmaker="tm" xmlns:number="urn:oasis:names:tc:opendocument:xmlns:datastyle:1.0" xmlns:field="urn:openoffice:names:experimental:ooo-ms-interop:xmlns:field:1.0" office:version="1.3">
  <office:scripts/>
  <office:font-face-decls>
    <style:font-face style:name=".SFUIDisplay" svg:font-family=".SFUIDisplay"/>
    <style:font-face style:name="Arial" svg:font-family="Arial" style:font-family-generic="swiss"/>
    <style:font-face style:name="Courier New" svg:font-family="'Courier New'" style:font-family-generic="roman"/>
    <style:font-face style:name="Droid Sans Fallback" svg:font-family="'Droid Sans Fallback'"/>
    <style:font-face style:name="FreeSans" svg:font-family="FreeSans"/>
    <style:font-face style:name="Liberation Mono" svg:font-family="'Liberation Mono'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/>
    <style:font-face style:name="Verdana" svg:font-family="Verdana" style:font-family-generic="swiss"/>
  </office:font-face-decls>
  <office:automatic-styles>
    <style:style style:name="Table1" style:family="table">
      <style:table-properties style:width="6.5354in" table:align="left" style:writing-mode="lr-tb" table:border-model="collapsing"/>
    </style:style>
    <style:style style:name="Table1.A" style:family="table-column">
      <style:table-column-properties style:column-width="4.0764in"/>
    </style:style>
    <style:style style:name="Table1.B" style:family="table-column">
      <style:table-column-properties style:column-width="2.459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text:number-lines="true" text:line-number="0"/>
    </style:style>
    <style:style style:name="P2" style:family="paragraph" style:parent-style-name="Standard">
      <style:paragraph-properties text:number-lines="true" text:line-number="0"/>
      <style:text-properties fo:language="en" fo:country="GB"/>
    </style:style>
    <style:style style:name="P3" style:family="paragraph" style:parent-style-name="Standard">
      <style:paragraph-properties text:number-lines="true" text:line-number="0"/>
      <style:text-properties fo:language="en" fo:country="GB" officeooo:paragraph-rsid="004f8b0b"/>
    </style:style>
    <style:style style:name="P4" style:family="paragraph" style:parent-style-name="Standard">
      <style:paragraph-properties text:number-lines="true" text:line-number="0"/>
      <style:text-properties fo:language="en" fo:country="US"/>
    </style:style>
    <style:style style:name="P5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Verdana" fo:font-size="14pt" fo:letter-spacing="normal" fo:language="nl" fo:country="NL" fo:font-style="normal" style:text-underline-style="none" fo:font-weight="bold" style:letter-kerning="true" fo:background-color="transparent" style:font-name-asian="Times New Roman" style:font-size-asian="14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normal" style:text-scale="100%" text:display="true"/>
    </style:style>
    <style:style style:name="P6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Verdana" fo:font-size="14pt" fo:letter-spacing="normal" fo:language="en" fo:country="GB" fo:font-style="normal" style:text-underline-style="none" fo:font-weight="bold" style:letter-kerning="true" fo:background-color="transparent" style:font-name-asian="Times New Roman" style:font-size-asian="14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normal" style:text-scale="100%" text:display="true"/>
    </style:style>
    <style:style style:name="P7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Verdana" fo:font-size="14pt" fo:letter-spacing="normal" fo:language="en" fo:country="GB" fo:font-style="normal" style:text-underline-style="none" fo:font-weight="bold" officeooo:paragraph-rsid="004f8b0b" style:letter-kerning="true" fo:background-color="transparent" style:font-name-asian="Times New Roman" style:font-size-asian="14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normal" style:text-scale="100%" text:display="true"/>
    </style:style>
    <style:style style:name="P8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Verdana" fo:font-size="10pt" fo:letter-spacing="normal" fo:language="nl" fo:country="NL" fo:font-style="normal" style:text-underline-style="none" fo:font-weight="normal" style:letter-kerning="true" fo:background-color="transparent" style:font-name-asian="Times New Roman" style:font-size-asian="10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scale="100%" text:display="true"/>
    </style:style>
    <style:style style:name="P9" style:family="paragraph" style:parent-style-name="Text_20_body">
      <style:paragraph-properties fo:line-height="100%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Verdana" fo:font-size="10pt" fo:letter-spacing="normal" fo:language="nl" fo:country="NL" fo:font-style="normal" style:text-underline-style="none" fo:font-weight="normal" style:letter-kerning="true" fo:background-color="transparent" style:font-name-asian="Times New Roman" style:font-size-asian="10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scale="100%" text:display="true"/>
    </style:style>
    <style:style style:name="P10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Verdana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scale="100%" text:display="true"/>
    </style:style>
    <style:style style:name="P11" style:family="paragraph" style:parent-style-name="Text_20_body">
      <style:text-properties fo:font-variant="normal" fo:text-transform="none" fo:color="#454545" loext:opacity="100%" style:font-name=".SFUIDisplay" fo:font-size="10pt" fo:font-style="normal" officeooo:rsid="005f0e00" officeooo:paragraph-rsid="005f0e00" style:font-size-asian="10pt" style:font-size-complex="10pt"/>
    </style:style>
    <style:style style:name="P12" style:family="paragraph" style:parent-style-name="Text_20_body">
      <style:paragraph-properties fo:line-height="100%" text:number-lines="true" text:line-number="0"/>
    </style:style>
    <style:style style:name="P13" style:family="paragraph" style:parent-style-name="Text_20_body">
      <style:paragraph-properties fo:margin-top="0in" fo:margin-bottom="0.139in" style:contextual-spacing="false" fo:line-height="110%" text:number-lines="true" text:line-number="0"/>
    </style:style>
    <style:style style:name="P14" style:family="paragraph" style:parent-style-name="Standard">
      <style:text-properties officeooo:paragraph-rsid="004c465c"/>
    </style:style>
    <style:style style:name="P15" style:family="paragraph" style:parent-style-name="Standard">
      <style:text-properties officeooo:rsid="004c465c" officeooo:paragraph-rsid="004c465c"/>
    </style:style>
    <style:style style:name="P16" style:family="paragraph" style:parent-style-name="Standard">
      <style:paragraph-properties text:number-lines="true" text:line-number="0"/>
      <style:text-properties fo:font-size="14pt" fo:font-weight="bold" style:font-size-asian="14pt" style:font-weight-asian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officeooo:paragraph-rsid="004c6fcb"/>
    </style:style>
    <style:style style:name="P19" style:family="paragraph" style:parent-style-name="Standard">
      <style:text-properties officeooo:rsid="004404f9" officeooo:paragraph-rsid="004c6fcb"/>
    </style:style>
    <style:style style:name="P20" style:family="paragraph" style:parent-style-name="Standard">
      <style:text-properties officeooo:paragraph-rsid="004f888c"/>
    </style:style>
    <style:style style:name="P21" style:family="paragraph" style:parent-style-name="Standard">
      <style:text-properties officeooo:paragraph-rsid="004f8b0b"/>
    </style:style>
    <style:style style:name="P22" style:family="paragraph" style:parent-style-name="Standard">
      <style:paragraph-properties text:number-lines="true" text:line-number="0"/>
      <style:text-properties officeooo:paragraph-rsid="004f8b0b"/>
    </style:style>
    <style:style style:name="P23" style:family="paragraph" style:parent-style-name="Standard">
      <style:text-properties fo:language="nl" fo:country="NL" style:language-asian="zh" style:country-asian="CN" style:language-complex="hi" style:country-complex="IN"/>
    </style:style>
    <style:style style:name="P24" style:family="paragraph" style:parent-style-name="Standard">
      <style:text-properties officeooo:paragraph-rsid="00530dcd"/>
    </style:style>
    <style:style style:name="P25" style:family="paragraph" style:parent-style-name="Standard">
      <style:text-properties fo:font-style="italic" style:font-style-asian="italic" style:font-style-complex="italic"/>
    </style:style>
    <style:style style:name="P26" style:family="paragraph" style:parent-style-name="Standard">
      <style:text-properties officeooo:rsid="00574dae" officeooo:paragraph-rsid="00574dae"/>
    </style:style>
    <style:style style:name="P27" style:family="paragraph" style:parent-style-name="Standard">
      <style:text-properties officeooo:rsid="00574dae" officeooo:paragraph-rsid="0057855c"/>
    </style:style>
    <style:style style:name="P28" style:family="paragraph" style:parent-style-name="Standard">
      <style:text-properties officeooo:rsid="005acb55" officeooo:paragraph-rsid="005acb55"/>
    </style:style>
    <style:style style:name="P29" style:family="paragraph" style:parent-style-name="Standard">
      <style:text-properties officeooo:rsid="005d1f42" officeooo:paragraph-rsid="005d1f42"/>
    </style:style>
    <style:style style:name="P30" style:family="paragraph" style:parent-style-name="Standard">
      <style:text-properties officeooo:rsid="005f0e00" officeooo:paragraph-rsid="005f0e00"/>
    </style:style>
    <style:style style:name="P31" style:family="paragraph" style:parent-style-name="Standard">
      <style:text-properties officeooo:rsid="0060e15a" officeooo:paragraph-rsid="0060e15a"/>
    </style:style>
    <style:style style:name="P32" style:family="paragraph" style:parent-style-name="Standard">
      <style:text-properties officeooo:paragraph-rsid="0040d318"/>
    </style:style>
    <style:style style:name="P33" style:family="paragraph" style:parent-style-name="Standard">
      <style:text-properties officeooo:rsid="006244f4" officeooo:paragraph-rsid="006244f4"/>
    </style:style>
    <style:style style:name="P34" style:family="paragraph" style:parent-style-name="Standard">
      <style:text-properties officeooo:rsid="00666e82" officeooo:paragraph-rsid="00666e82"/>
    </style:style>
    <style:style style:name="P35" style:family="paragraph" style:parent-style-name="Standard">
      <style:text-properties officeooo:rsid="00666e82" officeooo:paragraph-rsid="0064d784"/>
    </style:style>
    <style:style style:name="P36" style:family="paragraph" style:parent-style-name="Standard">
      <style:text-properties officeooo:paragraph-rsid="0064d784"/>
    </style:style>
    <style:style style:name="P37" style:family="paragraph" style:parent-style-name="Standard">
      <style:text-properties officeooo:paragraph-rsid="0068e857"/>
    </style:style>
    <style:style style:name="P38" style:family="paragraph" style:parent-style-name="Standard">
      <style:text-properties officeooo:rsid="006a6360" officeooo:paragraph-rsid="006a6360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Verdana" fo:font-size="10pt" fo:letter-spacing="normal" fo:language="nl" fo:country="NL" fo:font-style="normal" style:text-underline-style="none" fo:font-weight="normal" style:letter-kerning="true" fo:background-color="transparent" loext:char-shading-value="0" style:font-name-asian="Times New Roman" style:font-size-asian="10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language="en" fo:country="GB"/>
    </style:style>
    <style:style style:name="T3" style:family="text">
      <style:text-properties fo:language="nl" fo:country="NL"/>
    </style:style>
    <style:style style:name="T4" style:family="text">
      <style:text-properties fo:language="nl" fo:country="NL" style:language-asian="zh" style:country-asian="CN" style:language-complex="hi" style:country-complex="IN"/>
    </style:style>
    <style:style style:name="T5" style:family="text">
      <style:text-properties officeooo:rsid="004f8b0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3">
        <text:p text:style-name="Standard">Gmail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A235TPQfssAMD7z</text:p>
        <text:p text:style-name="Standard"/>
        <text:p text:style-name="P37"/>
        <text:p text:style-name="P37">firefox sync</text:p>
        <text:p text:style-name="P37"><text:a xlink:type="simple" xlink:href="mailto:tahooft@gmail.com" text:style-name="Internet_20_link" text:visited-style-name="Visited_20_Internet_20_Link">tahooft@gmail.com</text:a></text:p>
        <text:p text:style-name="P37">tgbhu*bradam</text:p>
        <text:p text:style-name="P37">Firefox pwdbeheer: tgbhu*</text:p>
        <text:p text:style-name="P37"/>
        <text:p text:style-name="P37"/>
        <text:p text:style-name="P37">ABN AMRO</text:p>
        <text:p text:style-name="P37">NL89ABNA0472156837</text:p>
        <text:p text:style-name="P37">8438</text:p>
        <text:p text:style-name="P37">18100</text:p>
        <text:p text:style-name="Standard"/>
        <text:p text:style-name="Standard"/>
        <text:p text:style-name="P18">4tgbhu8&lt;,&lt;Y</text:p>
        <text:p text:style-name="P18">4tgbhu8&lt;,&lt;`</text:p>
        <text:p text:style-name="P28">4tgbhu8&lt;,&lt;C <text:s text:c="2"/>Window Box</text:p>
        <text:p text:style-name="P18"/>
        <text:p text:style-name="P29">mh aaaa</text:p>
        <text:p text:style-name="P18"/>
        <text:p text:style-name="P18">DigiD</text:p>
        <text:p text:style-name="P18">TacoHooft</text:p>
        <text:p text:style-name="P18"><text:span text:style-name="T4">TacoHooft </text:span><text:s/><text:span text:style-name="T2">##ROmenaarz22@@</text:span></text:p>
        <text:p text:style-name="P18"/>
        <text:p text:style-name="P18">Github</text:p>
        <text:p text:style-name="P18"><text:a xlink:type="simple" xlink:href="mailto:tahooft@gmail.com" text:style-name="Internet_20_link" text:visited-style-name="Visited_20_Internet_20_Link">tahooft@gmail.com</text:a></text:p>
        <text:p text:style-name="P18">##Romrz2...@@==</text:p>
        <text:p text:style-name="P18"/>
        <text:p text:style-name="P38">franz</text:p>
        <text:p text:style-name="P38">tahooft@gmail.com</text:p>
        <text:p text:style-name="P38">2trZwTP4DKRtZ2k</text:p>
        <text:p text:style-name="P18"/>
        <text:p text:style-name="P18"/>
        <text:p text:style-name="P18"/>
        <text:p text:style-name="Standard">Win10 key: <text:bookmark-start text:name="__DdeLink__1263_2588029141"/>N6W3M-CTVFW-2KY4C-HBVMF-VMHX4<text:bookmark-end text:name="__DdeLink__1263_2588029141"/></text:p>
        <text:p text:style-name="P32"><text:a xlink:type="simple" xlink:href="mailto:u%26@fFx" text:style-name="Internet_20_link" text:visited-style-name="Visited_20_Internet_20_Link">u&amp;@fFx</text:a>;p4</text:p>
        <text:p text:style-name="P32"/>
        <text:p text:style-name="P33">win10 key laptop</text:p>
        <text:p text:style-name="P33"><text:bookmark-start text:name="__DdeLink__1247_1858512407"/><text:bookmark-start text:name="__DdeLink__1267_2588029141"/>NQHQW-2D2X7-HHDWP-GR7F3-63BP2<text:bookmark-end text:name="__DdeLink__1247_1858512407"/><text:bookmark-end text:name="__DdeLink__1267_2588029141"/></text:p>
        <text:p text:style-name="Standard"/>
        <text:p text:style-name="P35"/>
        <text:p text:style-name="P34"/>
        <text:p text:style-name="P34"/>
        <text:p text:style-name="P34"/>
        <text:p text:style-name="P36"/>
        <text:p text:style-name="Standard">Window</text:p>
        <text:p text:style-name="Standard"/>
        <text:p text:style-name="P15">Zyxel router</text:p>
        <text:p text:style-name="P14">192.168.1.1 <text:s/></text:p>
        <text:p text:style-name="P14"><text:soft-page-break/>admin <text:s/>/ Yu&amp;@fFx;p4</text:p>
        <text:p text:style-name="P14">TMNL9A4A81 <text:s/>/ LM9FR9HVHUD38389</text:p>
        <text:p text:style-name="P23"/>
        <text:p text:style-name="Standard"/>
        <text:p text:style-name="Standard">ch3mnas </text:p>
        <text:p text:style-name="Standard">admin<text:tab/>2D8iNB26cG9nzHM</text:p>
        <text:p text:style-name="Standard">user: admin <text:s/>/ <text:s/>2D8iNB26cG9nzHM</text:p>
        <text:p text:style-name="Standard">192.168.1.191</text:p>
        <text:p text:style-name="Standard">192.168.1.1 <text:s text:c="2"/>(Gateway)</text:p>
        <text:p text:style-name="Standard"/>
        <text:p text:style-name="Standard">ftpers</text:p>
        <text:p text:style-name="Standard">thftp <text:s text:c="3"/>/ <text:s/>3Jw5h3sdwAHJwEy</text:p>
        <text:p text:style-name="Standard"/>
        <text:p text:style-name="P25">th<text:tab/><text:tab/>3kF2s925XpJzs9K</text:p>
        <text:p text:style-name="P25">thpc<text:tab/>bradam22===</text:p>
        <text:p text:style-name="Standard"/>
        <text:p text:style-name="P24"/>
        <text:p text:style-name="P24">zoom</text:p>
        <text:p text:style-name="P24"><text:a xlink:type="simple" xlink:href="mailto:tahooft@gmail.com" text:style-name="Internet_20_link" text:visited-style-name="Visited_20_Internet_20_Link">tahooft@gmail.com</text:a></text:p>
        <text:p text:style-name="P24">UVrdbh8EtZWXQ,</text:p>
        <text:p text:style-name="Standard"/>
        <text:p text:style-name="P27">Scratch</text:p>
        <text:p text:style-name="Standard">https://scratch.mit.edu/mystuff/</text:p>
        <text:p text:style-name="P26">Tahooft / 3kF2s925XpJzs9K</text:p>
        <text:p text:style-name="P18"/>
        <text:p text:style-name="P18"/>
        <text:p text:style-name="P18"/>
        <text:p text:style-name="P30">bbc</text:p>
        <text:p text:style-name="P11"><text:a xlink:type="simple" xlink:href="mailto:tahooft@gmail.com" text:style-name="Internet_20_link" text:visited-style-name="Visited_20_Internet_20_Link">tahooft@gmail.com</text:a> / <text:s/>(wa$&amp;5,kpg@</text:p>
        <text:p text:style-name="P30"/>
        <text:p text:style-name="P18">mail.ru</text:p>
        <text:p text:style-name="P18">Ronald <text:s/>de Heer</text:p>
        <text:p text:style-name="P18">12 april<text:tab/>1970</text:p>
        <text:p text:style-name="P18">Rodeheer</text:p>
        <text:p text:style-name="P18">Pvj994MUukT5MR7</text:p>
        <text:p text:style-name="P18"/>
        <text:p text:style-name="P18"/>
        <text:p text:style-name="P18"/>
        <text:p text:style-name="P18">Kmail encryption</text:p>
        <text:p text:style-name="P18">#Romtk7narz@=?a</text:p>
        <text:p text:style-name="P18"/>
        <text:p text:style-name="P18"/>
        <text:p text:style-name="P18">ikgi5a06B&amp;</text:p>
        <text:p text:style-name="Standard"/>
        <text:p text:style-name="Standard"/>
        <text:p text:style-name="Standard">e-boekhouden.nl</text:p>
        <text:p text:style-name="Standard">tahooft</text:p>
        <text:p text:style-name="Standard">3kF2s925XpJzs9K</text:p>
        <text:p text:style-name="Standard"/>
        <text:p text:style-name="Standard">lexa</text:p>
        <text:p text:style-name="Standard">##Romrz2...@@==</text:p>
        <text:p text:style-name="Standard"><text:soft-page-break/></text:p>
        <text:p text:style-name="P18"/>
        <text:p text:style-name="P18"/>
        <text:p text:style-name="P18">Twix</text:p>
        <text:p text:style-name="P18"><text:a xlink:type="simple" xlink:href="mailto:time_play@yahoo.co.uk" text:style-name="Internet_20_link" text:visited-style-name="Visited_20_Internet_20_Link">time_play@yahoo.co.uk</text:a><text:span text:style-name="T4"> / </text:span><text:s text:c="3"/><text:span text:style-name="T4">EdRtk7nWvkXH2dh</text:span></text:p>
        <text:p text:style-name="Standard"/>
        <text:p text:style-name="Standard"/>
        <text:p text:style-name="Standard"/>
        <text:p text:style-name="Standard"/>
        <text:p text:style-name="Standard">131330822</text:p>
        <text:p text:style-name="Standard"/>
        <text:p text:style-name="Standard">postbank: ING</text:p>
        <text:p text:style-name="Standard"><text:span text:style-name="T2">NL83INGB0004371674 </text:span><text:s/><text:span text:style-name="T2">NL83 INGB 0004 3716 74</text:span></text:p>
        <text:p text:style-name="Standard">tahooft@gmail.com</text:p>
        <text:p text:style-name="Standard">h3n7d9k6</text:p>
        <text:p text:style-name="Standard">##ROmenaarz22</text:p>
        <text:p text:style-name="Standard">CreditCard 7118s</text:p>
        <text:p text:style-name="Standard">edcft6789 betalingscontrole</text:p>
        <text:p text:style-name="Standard">Mobiele code 18100</text:p>
        <text:p text:style-name="Standard"/>
        <text:p text:style-name="Standard"/>
        <text:p text:style-name="Standard">Meeus</text:p>
        <text:p text:style-name="Standard">Hooft91136154</text:p>
        <text:p text:style-name="Standard">Welkom30064559</text:p>
        <text:p text:style-name="Standard"/>
        <text:p text:style-name="Standard"/>
        <text:p text:style-name="Standard"/>
        <text:p text:style-name="Standard"/>
        <text:p text:style-name="P18"/>
        <text:p text:style-name="P18"><text:a xlink:type="simple" xlink:href="https://motherless.com/gv/homemadevids?page=14" text:style-name="Internet_20_link" text:visited-style-name="Visited_20_Internet_20_Link"/></text:p>
        <text:p text:style-name="P18">client-Google-4-TbSync </text:p>
        <text:p text:style-name="P18">https://console.cloud.google.com/projectselector2/apis/dashboard?pli=1&amp;supportedpurview=project</text:p>
        <text:p text:style-name="P18"><text:a xlink:type="simple" xlink:href="mailto:tahooft@gmail.com" text:style-name="Internet_20_link" text:visited-style-name="Visited_20_Internet_20_Link">tahooft@gmail.com</text:a></text:p>
        <text:p text:style-name="P19">client id: </text:p>
        <text:p text:style-name="P19">200522006765-g86o9m4n55ssadtgtpnru90evh4c5og7.apps.googleusercontent.com</text:p>
        <text:p text:style-name="P19">client secret: </text:p>
        <text:p text:style-name="P19">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</text:p>
        <text:p text:style-name="P18"/>
        <text:p text:style-name="P18">client-Google-4-TbSync</text:p>
        <text:p text:style-name="P18">200522006765-reb43gdi5309mcabekdu87v57qenba2i.apps.googleusercontent.com</text:p>
        <text:p text:style-name="P18">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</text:p>
        <text:p text:style-name="Standard"/>
        <text:p text:style-name="Standard"/>
        <text:p text:style-name="Standard"/>
        <text:p text:style-name="Standard"/>
        <text:p text:style-name="Standard">badoo <text:s/>(22 09 68)</text:p>
        <text:p text:style-name="Standard">tahooft@gmail.com</text:p>
        <text:p text:style-name="Standard">UVrdbh9A8EtZWXQ</text:p>
        <text:p text:style-name="Standard"/>
        <text:p text:style-name="Standard"/>
        <text:p text:style-name="Standard">Pleco</text:p>
        <text:p text:style-name="Standard"><text:a xlink:type="simple" xlink:href="http://www.pleco.com/orders" text:style-name="Internet_20_link" text:visited-style-name="Visited_20_Internet_20_Link"><text:soft-page-break/>http://www.pleco.com/orders</text:a><text:a xlink:type="simple" xlink:href="http://www.pleco.com/orders.html" text:style-name="Internet_20_link" text:visited-style-name="Visited_20_Internet_20_Link">.</text:a></text:p>
        <text:p text:style-name="Standard"><text:span text:style-name="T4">249Pq391qX</text:span><text:line-break/><text:span text:style-name="T4">You can use this password and your e-mail address to log into your account at</text:span><text:line-break/><text:line-break/></text:p>
        <text:p text:style-name="Standard">https://bbs.archlinux.org/</text:p>
        <text:p text:style-name="Standard">tahooft@gmail.com</text:p>
        <text:p text:style-name="Standard">tahooft / Ft57gowvohwO</text:p>
        <text:p text:style-name="Standard"/>
        <text:p text:style-name="Standard">docker</text:p>
        <text:p text:style-name="Standard">tahooft / bradam22===</text:p>
        <text:p text:style-name="Standard">YW5CgGW92WZFwE5</text:p>
        <text:p text:style-name="Standard"/>
        <text:p text:style-name="Standard">Ferdi <text:s text:c="3"/>(linux prog)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#Romtk7narz@=?a</text:p>
        <text:p text:style-name="Standard">Pasjes enzo</text:p>
        <text:p text:style-name="Standard">Kaart 2620986932225</text:p>
        <text:p text:style-name="Standard">tahooft@gmail.com</text:p>
        <text:p text:style-name="Standard"/>
        <text:p text:style-name="Standard"/>
        <text:p text:style-name="Standard"/>
        <text:p text:style-name="Standard"/>
        <text:p text:style-name="Standard">https://www.promovendum.nl/mijn-promovendum/inloggen</text:p>
        <text:p text:style-name="Standard"><text:span text:style-name="T4">E-mailadres: </text:span><text:tab/><text:tab/><text:span text:style-name="T4">teamamsterdam2@plangroep.nl </text:span></text:p>
        <text:p text:style-name="Standard"><text:span text:style-name="T4">Wachtwoord: </text:span><text:tab/><text:tab/><text:span text:style-name="T4">BN!8MGW6 ==== nu: @@bradam22</text:span></text:p>
        <text:p text:style-name="Standard">(Let op hoofd- en kleine letters) </text:p>
        <text:p text:style-name="P20">https://www.promovendum.nl/mijn-promovendum/zorg</text:p>
        <text:p text:style-name="P20">tahooft@gmail.com</text:p>
        <text:p text:style-name="P20">brAdam..22@</text:p>
        <text:p text:style-name="P20">https://www.promovendum.nl/mijn-promovendum/inloggen</text:p>
        <text:p text:style-name="P20"><text:span text:style-name="T4">E-mailadres: </text:span><text:tab/><text:tab/><text:span text:style-name="T4">teamamsterdam2@plangroep.nl</text:span></text:p>
        <text:p text:style-name="P20"><text:span text:style-name="T4">Wachtwoord: </text:span><text:tab/><text:tab/><text:span text:style-name="T4">54&amp;Bbbfcfrduj.^</text:span></text:p>
        <text:p text:style-name="Standard"/>
        <text:p text:style-name="Standard"/>
        <text:p text:style-name="Standard">Acquia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ROMenaarz22@@</text:p>
        <text:p text:style-name="Standard"/>
        <text:p text:style-name="Standard">ah.nl</text:p>
        <text:p text:style-name="Standard">tahooft@gmail.com</text:p>
        <text:p text:style-name="Standard">edcft67#</text:p>
        <text:p text:style-name="Standard"/>
        <text:p text:style-name="Standard"><text:span text:style-name="T4"> </text:span><text:a xlink:type="simple" xlink:href="https://bugs.archlinux.org/index.php?do=register&amp;magic_url=f647a859d8e057642d62a0e384601bf3" text:style-name="Internet_20_link" text:visited-style-name="Visited_20_Internet_20_Link">https://bugs.archlinux.or</text:a><text:span text:style-name="T4">g</text:span></text:p>
        <text:p text:style-name="Standard">Tahooft</text:p>
        <text:p text:style-name="Standard">28eae0bf83c5</text:p>
        <text:p text:style-name="Standard"/>
        <text:p text:style-name="Standard"/>
        <text:p text:style-name="Standard">bol.com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bradam22===</text:p>
        <text:p text:style-name="Standard"/>
        <text:p text:style-name="Standard"><text:soft-page-break/><text:span text:style-name="T4"> </text:span><text:a xlink:type="simple" xlink:href="https://bugs.archlinux.org/index.php?do=register&amp;magic_url=f647a859d8e057642d62a0e384601bf3" text:style-name="Internet_20_link" text:visited-style-name="Visited_20_Internet_20_Link">https://bugs.archlinux.or</text:a><text:span text:style-name="T4">g</text:span></text:p>
        <text:p text:style-name="Standard">Tahooft</text:p>
        <text:p text:style-name="Standard">28eae0bf83c5</text:p>
        <text:p text:style-name="Standard"/>
        <text:p text:style-name="Standard">CG-Selecties</text:p>
        <text:p text:style-name="Standard">http://onderzoek.cgselecties.nl/cg_personal/$tahooft@gmail.com/4aed4e44ddf79becdc38fc22f866fe05</text:p>
        <text:p text:style-name="Standard">tahooft@gmail.com / cjnyem</text:p>
        <text:p text:style-name="Standard"/>
        <text:p text:style-name="Standard"/>
        <text:p text:style-name="Standard">freelance.nl</text:p>
        <text:p text:style-name="Standard">tahooft</text:p>
        <text:p text:style-name="Standard">bradam22</text:p>
        <text:p text:style-name="Standard">tahooft@gmail.com</text:p>
        <text:p text:style-name="Standard"/>
        <text:p text:style-name="Standard"/>
        <text:p text:style-name="Standard">www.hitnews.eu</text:p>
        <text:p text:style-name="Standard">tacohooft</text:p>
        <text:p text:style-name="Standard">bradam23</text:p>
        <text:p text:style-name="Standard"/>
        <text:p text:style-name="Standard"/>
        <text:p text:style-name="Standard">iBood.com</text:p>
        <text:p text:style-name="Standard">tahooft</text:p>
        <text:p text:style-name="Standard">bradam22</text:p>
        <text:p text:style-name="Standard"/>
        <text:p text:style-name="Standard">Imdb.com</text:p>
        <text:p text:style-name="Standard">tahooft@gmail.com</text:p>
        <text:p text:style-name="Standard">tgbhu*</text:p>
        <text:p text:style-name="Standard">bradam22</text:p>
        <text:p text:style-name="Standard"/>
        <text:p text:style-name="Standard"/>
        <text:p text:style-name="Standard"><text:a xlink:type="simple" xlink:href="https://www.instagram.com/" text:style-name="Internet_20_link" text:visited-style-name="Visited_20_Internet_20_Link">https://www.instagram.com</text:a></text:p>
        <text:p text:style-name="Standard">Taco Hooft (Via Facebook)</text:p>
        <text:p text:style-name="Standard"/>
        <text:p text:style-name="Standard"/>
        <text:p text:style-name="Standard">jobbird.com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romenaarz22</text:p>
        <text:p text:style-name="Standard"/>
        <text:p text:style-name="Standard"><text:span text:style-name="T4">Knuz.nl</text:span><text:line-break/><text:bookmark text:name="yui_3_16_0_1_1429548215922_24533"/><text:a xlink:type="simple" xlink:href="mailto:time_play@yahoo.co.uk" text:style-name="Internet_20_link" text:visited-style-name="Visited_20_Internet_20_Link">time_play@yahoo.co.uk<text:line-break/></text:a><text:span text:style-name="T4">9648</text:span></text:p>
        <text:p text:style-name="Standard"/>
        <text:p text:style-name="Standard">http://www.linkedin.com/</text:p>
        <text:p text:style-name="Standard">tahooft@gmail.com</text:p>
        <text:p text:style-name="Standard">iCvisPb9LEHzRQU</text:p>
        <text:p text:style-name="Standard"><text:bookmark text:name="yui_3_16_0_1_1424448331152_6314"/></text:p>
        <text:p text:style-name="Standard"><text:a xlink:type="simple" xlink:href="http://www.matchwereld.nl/" text:style-name="Internet_20_link" text:visited-style-name="Visited_20_Internet_20_Link">http://www.matchwereld.nl</text:a></text:p>
        <text:p text:style-name="Standard">Jouw nickname: time123</text:p>
        <text:p text:style-name="Standard">Jouw wachtwoord: J2Q70fHQ </text:p>
        <text:p text:style-name="Standard"/>
        <text:p text:style-name="Standard"/>
        <text:p text:style-name="Standard"><text:a xlink:type="simple" xlink:href="https://mega.nz/" text:style-name="Internet_20_link" text:visited-style-name="Visited_20_Internet_20_Link"><text:soft-page-break/>https://mega.nz/</text:a>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**jahonsabestianBACH==...</text:p>
        <text:p text:style-name="Standard">Recovery:</text:p>
        <text:p text:style-name="Standard">o29zMXXSHbf3jrKKb7RUhA</text:p>
        <text:p text:style-name="Standard"/>
        <text:p text:style-name="Standard">monsterboard.nl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J2Q70fHQ</text:p>
        <text:p text:style-name="Standard">bradam22@@</text:p>
        <text:p text:style-name="Standard"/>
        <text:p text:style-name="Standard"/>
        <text:p text:style-name="Standard"/>
        <text:p text:style-name="Standard">http://www.nationalevacaturebank.nl</text:p>
        <text:p text:style-name="Standard"><text:a xlink:type="simple" xlink:href="mailto:tahooft@gmail.com" text:style-name="Internet_20_link" text:visited-style-name="Visited_20_Internet_20_Link"><text:span text:style-name="T3">tahooft@gmail.com</text:span></text:a><text:span text:style-name="T4"> / BRADAM22</text:span></text:p>
        <text:p text:style-name="Standard"/>
        <text:p text:style-name="Standard"/>
        <text:p text:style-name="Standard"><text:a xlink:type="simple" xlink:href="https://netwerkcafeamsterdam.nl/" text:style-name="Internet_20_link" text:visited-style-name="Visited_20_Internet_20_Link">https://netwerkcafeamsterdam.nl</text:a><text:span text:style-name="T4"> / via https://www.eventbrite.nl/</text:span></text:p>
        <text:p text:style-name="Standard">romenaarz22&amp;&amp;</text:p>
        <text:p text:style-name="Standard"/>
        <text:p text:style-name="Standard">ns.nl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romENaarz22===</text:p>
        <text:p text:style-name="Standard"/>
        <text:p text:style-name="Standard"/>
        <text:p text:style-name="Standard">msn/windows live</text:p>
        <text:p text:style-name="Standard">tahooft@gmail.com</text:p>
        <text:p text:style-name="Standard">EDCFT67#</text:p>
        <text:p text:style-name="Standard"/>
        <text:p text:style-name="Standard">neckermann </text:p>
        <text:p text:style-name="Standard">2232626</text:p>
        <text:p text:style-name="Standard">tahooft</text:p>
        <text:p text:style-name="Standard">bradam22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/>
        <text:p text:style-name="Standard"><text:a xlink:type="simple" xlink:href="https://netwerkcafeamsterdam.nl/" text:style-name="Internet_20_link" text:visited-style-name="Visited_20_Internet_20_Link">https://netwerkcafeamsterdam.nl</text:a><text:span text:style-name="T4"> / </text:span><text:s/><text:span text:style-name="T4">via https://www.eventbrite.nl/</text:span></text:p>
        <text:p text:style-name="Standard">romenaarz22&amp;&amp;</text:p>
        <text:p text:style-name="Standard"/>
        <text:p text:style-name="Standard"/>
        <text:p text:style-name="Standard">OPUS shop</text:p>
        <text:p text:style-name="Standard">http://opus.nl</text:p>
        <text:p text:style-name="Standard">romNAarz22&amp;&amp;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/>
        <text:p text:style-name="Standard"/>
        <text:p text:style-name="Standard">http://paypal.com</text:p>
        <text:p text:style-name="Standard">tahooft@gmail.com (PRIMAIR)</text:p>
        <text:p text:style-name="Standard">tahooft@tiscali.nl</text:p>
        <text:p text:style-name="Standard">edcft67# → ##Bradam33</text:p>
        <text:p text:style-name="Standard"/>
        <text:p text:style-name="Standard"/>
        <text:p text:style-name="Standard"><text:a xlink:type="simple" xlink:href="https://www.reddit.com/r/openSUSE/" text:style-name="Internet_20_link" text:visited-style-name="Visited_20_Internet_20_Link">https://www.reddit.com/r/openSUSE/</text:a></text:p>
        <text:p text:style-name="Standard"><text:soft-page-break/>Tahooft / romenaarZ22===</text:p>
        <text:p text:style-name="Standard"/>
        <text:p text:style-name="Standard">Steam</text:p>
        <text:p text:style-name="Standard"><text:a xlink:type="simple" xlink:href="https://software-center.ubuntu.com/subscription/2329106/" text:style-name="Internet_20_link" text:visited-style-name="Visited_20_Internet_20_Link">https://software-center.ubuntu.com/subscription/2329106</text:a><text:span text:style-name="T4"> </text:span></text:p>
        <text:p text:style-name="Standard">tacohooft / bradam22</text:p>
        <text:p text:style-name="Standard"/>
        <text:p text:style-name="Standard"/>
        <text:p text:style-name="Standard">t-mobile</text:p>
        <text:p text:style-name="Standard">https://thuismy.t-mobile.nl/dashboard</text:p>
        <text:p text:style-name="Standard"><text:a xlink:type="simple" xlink:href="mailto:tahooft@gmauil.com" text:style-name="Internet_20_link" text:visited-style-name="Visited_20_Internet_20_Link">tahooft@gmail.com</text:a> / bradamT22===</text:p>
        <text:p text:style-name="Standard"/>
        <text:p text:style-name="Standard">theguardian</text:p>
        <text:p text:style-name="Standard">Facebook</text:p>
        <text:p text:style-name="Standard">BRadam22@@##</text:p>
        <text:p text:style-name="Standard"/>
        <text:p text:style-name="Standard">QQ </text:p>
        <text:p text:style-name="Standard">1211581391 ID </text:p>
        <text:p text:style-name="Standard">@@romenaarz22 </text:p>
        <text:p text:style-name="Standard"><text:a xlink:type="simple" xlink:href="mailto:1211581391@qq.com" text:style-name="Internet_20_link" text:visited-style-name="Visited_20_Internet_20_Link">1211581391@qq.com</text:a></text:p>
        <text:p text:style-name="Standard"/>
        <text:p text:style-name="Standard"/>
        <text:p text:style-name="Standard"/>
        <text:p text:style-name="Standard">Skype</text:p>
        <text:p text:style-name="Standard">TravelBird-account met: </text:p>
        <text:p text:style-name="Standard">je e-mailadres : tahooft@gmail.com </text:p>
        <text:p text:style-name="Standard">en wachtwoord : hdbQB6dmye</text:p>
        <text:p text:style-name="Standard"/>
        <text:p text:style-name="Standard">tumbl.com</text:p>
        <text:p text:style-name="Standard"><text:a xlink:type="simple" xlink:href="mailto:tahooft@gmail.com" text:style-name="Internet_20_link" text:visited-style-name="Visited_20_Internet_20_Link"><text:span text:style-name="T3">tahooft@gmail.com</text:span></text:a><text:span text:style-name="T4"> </text:span><text:s/><text:span text:style-name="T4">bradam22</text:span></text:p>
        <text:p text:style-name="Standard"/>
        <text:p text:style-name="Standard">twitter.com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wPnum9HEgYHq9X7</text:p>
        <text:p text:style-name="Standard"/>
        <text:p text:style-name="Standard">Spotify</text:p>
        <text:p text:style-name="Standard">tahooft@gmail.com</text:p>
        <text:p text:style-name="Standard">tahooft / bradam61</text:p>
        <text:p text:style-name="Standard"/>
        <text:p text:style-name="Standard"/>
        <text:p text:style-name="Standard">UWV</text:p>
        <text:p text:style-name="Standard"><text:a xlink:type="simple" xlink:href="https://uwv.ctctest.nl/" text:style-name="Internet_20_link" text:visited-style-name="Visited_20_Internet_20_Link">https://uwv.ctctest.nl/</text:a><text:span text:style-name="T2"> </text:span><text:s text:c="3"/><text:span text:style-name="T2">Taco Hooft </text:span></text:p>
        <text:p text:style-name="Standard"><text:span text:style-name="T4">hooft1961 </text:span><text:span text:style-name="T2">/ </text:span><text:s/><text:span text:style-name="T2">romenaarz22</text:span></text:p>
        <text:p text:style-name="Standard"/>
        <text:p text:style-name="Standard"/>
        <text:p text:style-name="Standard">mijn.vandebron.nl</text:p>
        <text:p text:style-name="Standard"/>
        <text:p text:style-name="Standard"/>
        <text:p text:style-name="Standard"/>
        <text:p text:style-name="Standard"><text:a xlink:type="simple" xlink:href="https://mijn.waternet.nl/" text:style-name="Internet_20_link" text:visited-style-name="Visited_20_Internet_20_Link">https://mijn.waternet.nl/</text:a></text:p>
        <text:p text:style-name="Standard">tahooft@gmail.com</text:p>
        <text:p text:style-name="Standard">12plan3456</text:p>
        <text:p text:style-name="Standard"/>
        <text:p text:style-name="Standard"><text:soft-page-break/></text:p>
        <text:p text:style-name="Standard">Wehkamp</text:p>
        <text:p text:style-name="Standard"><text:bookmark-start text:name="__DdeLink__1234_3847557043"/>Kn2v.cY9#W<text:bookmark-end text:name="__DdeLink__1234_3847557043"/></text:p>
        <text:p text:style-name="Standard">Klantnr: 28694265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/>
        <text:p text:style-name="Standard">http://www.werkxyz.nl/mijn-werkxyz/</text:p>
        <text:p text:style-name="Standard">tahooft@gmail.com</text:p>
        <text:p text:style-name="Standard">Kn2vcY9W</text:p>
        <text:p text:style-name="Standard"/>
        <text:p text:style-name="Standard"><text:a xlink:type="simple" xlink:href="http://www.woningnetregioamsterdam.nl/" text:style-name="Internet_20_link" text:visited-style-name="Visited_20_Internet_20_Link">www.woningnetregioamsterdam.nl</text:a><text:span text:style-name="T4"> ingeschreven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Standard"><text:span text:style-name="T4">Registratienummer:</text:span><text:line-break/><text:span text:style-name="T4">Naam:</text:span><text:line-break/><text:span text:style-name="T4">Inschrijvingsdatum: </text:span></text:p>
            </table:table-cell>
            <table:table-cell table:style-name="Table1.A1" office:value-type="string">
              <text:p text:style-name="Standard"><text:span text:style-name="T4">031635402</text:span><text:line-break/><text:span text:style-name="T4">T Hooft</text:span><text:line-break/><text:span text:style-name="T4">18-12-2015 </text:span></text:p>
            </table:table-cell>
          </table:table-row>
        </table:table>
        <text:p text:style-name="Standard"/>
        <text:p text:style-name="Standard"/>
        <text:p text:style-name="Standard"><text:a xlink:type="simple" xlink:href="http://yoyochinese.com/" text:style-name="Internet_20_link" text:visited-style-name="Visited_20_Internet_20_Link">http://yoyochinese.com/</text:a></text:p>
        <text:p text:style-name="Standard">TacoHooft</text:p>
        <text:p text:style-name="Standard">tgbhu*22</text:p>
        <text:p text:style-name="Standard"/>
        <text:p text:style-name="Standard"><text:a xlink:type="simple" xlink:href="https://www.zoekbijbaan.nl/" text:style-name="Internet_20_link" text:visited-style-name="Visited_20_Internet_20_Link">https://www.zoekbijbaan.nl/</text:a></text:p>
        <text:p text:style-name="Standard">tgbhu*22</text:p>
        <text:p text:style-name="Standard"/>
        <text:p text:style-name="Standard"/>
        <text:p text:style-name="Standard">Software/Apps</text:p>
        <text:p text:style-name="Standard"><text:a xlink:type="simple" xlink:href="http://apps.samsung.com/" text:style-name="Internet_20_link" text:visited-style-name="Visited_20_Internet_20_Link">http://apps.samsung.com</text:a>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bradam22A</text:p>
        <text:p text:style-name="Standard"/>
        <text:p text:style-name="Standard"/>
        <text:p text:style-name="Standard">PC-gegevens</text:p>
        <text:p text:style-name="Standard"><text:span text:style-name="T4">Windows XP </text:span><text:s/><text:span text:style-name="T4">Acer laptop</text:span></text:p>
        <text:p text:style-name="Standard"><text:bookmark-start text:name="__DdeLink__1259_2588029141"/>GHGFD-KWFRC-XVM7G-68TH7-KKXQT<text:bookmark-end text:name="__DdeLink__1259_2588029141"/></text:p>
        <text:p text:style-name="Standard"/>
        <text:p text:style-name="Standard">Dropbox</text:p>
        <text:p text:style-name="Standard">tahooft@gmail.com</text:p>
        <text:p text:style-name="Standard">WNgDWFmY63MJH3B</text:p>
        <text:p text:style-name="Standard"/>
        <text:p text:style-name="Standard">Ubuntu One</text:p>
        <text:p text:style-name="Standard"><text:a xlink:type="simple" xlink:href="mailto:tahooft@gmail.com" text:style-name="Internet_20_link" text:visited-style-name="Visited_20_Internet_20_Link"><text:span text:style-name="T3">tahooft@gmail.com</text:span><text:tab/></text:a></text:p>
        <text:p text:style-name="Standard">Bradam22 → ##BRadam22@@</text:p>
        <text:p text:style-name="Standard"/>
        <text:p text:style-name="Standard">VoipBuster </text:p>
        <text:p text:style-name="Standard">username : tahooft</text:p>
        <text:p text:style-name="Standard">password : #m3ej0$#</text:p>
        <text:p text:style-name="Standard">tahooft@gmail.com</text:p>
        <text:p text:style-name="Standard"/>
        <text:p text:style-name="Standard"/>
        <text:p text:style-name="P31">oba</text:p>
        <text:p text:style-name="P31"><text:bookmark-start text:name="__DdeLink__1234_38475570431"/>Kn2v.cY9#W<text:bookmark-end text:name="__DdeLink__1234_38475570431"/></text:p>
        <text:p text:style-name="Standard"/>
        <text:p text:style-name="Standard"><text:soft-page-break/></text:p>
        <text:p text:style-name="Standard"><text:a xlink:type="simple" xlink:href="https://www.youngcapital.nl/" text:style-name="Internet_20_link" text:visited-style-name="Visited_20_Internet_20_Link">https://www.youngcapital.nl/</text:a>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tgbhu*bradam</text:p>
        <text:p text:style-name="Standard"/>
        <text:p text:style-name="Standard">Productinfo</text:p>
        <text:p text:style-name="Standard">Marantz M-CR503 CD-Receiver Melody Music<text:bookmark text:name="docs-internal-guid-3866cb00-fa6f-6a15-a0"/></text:p>
        <text:p text:style-name="Standard"><text:span text:style-name="T2">Lactona </text:span><text:s/><text:span text:style-name="T2">- </text:span><text:span text:style-name="T4">Easy Dent Type A –-- 2,5 / 5mm</text:span></text:p>
        <text:p text:style-name="Standard">SANDISK Ultra MicroSDXC UHS-1 64GB</text:p>
        <text:p text:style-name="Standard"/>
        <text:p text:style-name="Standard">Telefoon</text:p>
        <text:p text:style-name="Standard">Mobiel Tele2</text:p>
        <text:p text:style-name="Standard">tahooft@gmail.com</text:p>
        <text:p text:style-name="Standard">06 42389892</text:p>
        <text:p text:style-name="Standard">Pin: 1810 → 0000</text:p>
        <text:p text:style-name="Standard">Puk: 70545240</text:p>
        <text:p text:style-name="Standard">Mijn Tele2: Bradam@@22</text:p>
        <text:p text:style-name="Standard"/>
        <text:p text:style-name="Standard">iPhone</text:p>
        <text:p text:style-name="Standard">Apple store</text:p>
        <text:p text:style-name="Standard"><text:a xlink:type="simple" xlink:href="mailto:tahooft@gmail.com" text:style-name="Internet_20_link" text:visited-style-name="Visited_20_Internet_20_Link">tahooft@gmail.com</text:a></text:p>
        <text:p text:style-name="Standard">bradam22</text:p>
        <text:p text:style-name="Standard">Geboren in? -&gt; Amsterdam</text:p>
        <text:p text:style-name="Standard">Lock: 1810</text:p>
        <text:p text:style-name="Standard"><text:a xlink:type="simple" xlink:href="mailto:tahooft@icloud.com" text:style-name="Internet_20_link" text:visited-style-name="Visited_20_Internet_20_Link">tahooft@icloud.com</text:a><text:span text:style-name="T4"> / xCh45=23599</text:span></text:p>
        <text:p text:style-name="Standard">Lock: 1810</text:p>
        <text:p text:style-name="Standard"/>
        <text:p text:style-name="Standard"/>
        <text:p text:style-name="Standard"/>
        <text:p text:style-name="P7">IRC</text:p>
        <text:p text:style-name="P3">tahooft@gmail.com</text:p>
        <text:p text:style-name="P3">TacoH / romenaarz</text:p>
        <text:p text:style-name="P3"/>
        <text:p text:style-name="Standard"/>
        <text:p text:style-name="P17">Drupal/<text:span text:style-name="T5">php</text:span></text:p>
        <text:p text:style-name="Standard"/>
        <text:p text:style-name="Standard">http://drupal.org/user </text:p>
        <text:p text:style-name="Standard">username: Tahooft (the username is case sensitive)</text:p>
        <text:p text:style-name="Standard">password: R0m3n@@rz---</text:p>
        <text:p text:style-name="Standard"/>
        <text:p text:style-name="Standard"><text:a xlink:type="simple" xlink:href="http://drupal.be/" text:style-name="Internet_20_link" text:visited-style-name="Visited_20_Internet_20_Link">http://drupal.be/</text:a></text:p>
        <text:p text:style-name="Standard">Tahooft</text:p>
        <text:p text:style-name="Standard">R0m3n@@rz---</text:p>
        <text:p text:style-name="Standard"/>
      </text:section>
      <text:section text:style-name="Sect1" text:name="Section5">
        <text:p text:style-name="P10">http://www.drupal.nl</text:p>
        <text:p text:style-name="P10">Tahooft / ##bradam222 / tahooft@gmail.com</text:p>
        <text:p text:style-name="P4"/>
        <text:p text:style-name="P1"><text:a xlink:type="simple" xlink:href="http://www.drupalnieuws.nl/user/register" text:style-name="Internet_20_link" text:visited-style-name="Visited_20_Internet_20_Link">http://www.drupalnieuws.nl/user/register</text:a></text:p>
        <text:p text:style-name="P8">Tahooft</text:p>
        <text:p text:style-name="P8">P#m7em&amp;&amp;</text:p>
        <text:p text:style-name="P1"/>
        <text:p text:style-name="P21"><text:soft-page-break/>http://www.phpclasses.org/</text:p>
        <text:p text:style-name="P21"><text:span text:style-name="T4">tahooft</text:span><text:tab/></text:p>
        <text:p text:style-name="P21">bradam22</text:p>
        <text:p text:style-name="P21">tahooft@gmail.com</text:p>
        <text:p text:style-name="P21"/>
        <text:p text:style-name="P21">http://www.phpfreakz.nl/</text:p>
        <text:p text:style-name="P21">Tahooft</text:p>
        <text:p text:style-name="P21">Tgbhu*</text:p>
        <text:p text:style-name="P21"/>
        <text:p text:style-name="P21">simplytest.me </text:p>
        <text:p text:style-name="P21">tahooft@gmail.com </text:p>
        <text:p text:style-name="P22">Tahooft / @@Porthos3M</text:p>
        <text:p text:style-name="P1"/>
        <text:p text:style-name="P1"/>
        <text:p text:style-name="P2"/>
        <text:p text:style-name="P6">Computers</text:p>
        <text:p text:style-name="P1"/>
        <text:p text:style-name="P1"/>
        <text:p text:style-name="P5">Mijn domeinen<text:bookmark text:name="docs-internal-guid-3866cb00-fa6d-dfdf-49"/></text:p>
        <text:p text:style-name="P12"><text:a xlink:type="simple" xlink:href="https://dashboard.getpantheon.com/login" text:style-name="Internet_20_link" text:visited-style-name="Visited_20_Internet_20_Link">https://dashboard.getpantheon.com/login</text:a></text:p>
        <text:p text:style-name="P13"><text:span text:style-name="T1">user: </text:span><text:a xlink:type="simple" xlink:href="mailto:tahooft@gmail.com" text:style-name="Internet_20_link" text:visited-style-name="Visited_20_Internet_20_Link"><text:span text:style-name="T3">tahooft@gmail.com</text:span></text:a></text:p>
        <text:p text:style-name="P9">pwd: romenaarz</text:p>
        <text:p text:style-name="P1"/>
        <text:p text:style-name="P1"/>
        <text:p text:style-name="P1"><text:span text:style-name="T1">Bulkregister</text:span><text:tab/><text:span text:style-name="T1">http://www.bulkregister.com/home.phtml</text:span></text:p>
        <text:p text:style-name="P2">Handle:<text:tab/>TH1964-BR</text:p>
        <text:p text:style-name="P2">Passwd:<text:tab/>bradam23</text:p>
        <text:p text:style-name="P2"/>
        <text:p text:style-name="P2">Server gegevens</text:p>
        <text:p text:style-name="P1"><text:a xlink:type="simple" xlink:href="https://ac.mediatemple.net/home.mt" text:style-name="Internet_20_link" text:visited-style-name="Visited_20_Internet_20_Link">https://ac.mediatemple.net/home.mt</text:a></text:p>
        <text:p text:style-name="P1"/>
        <text:p text:style-name="P16"/>
        <text:p text:style-name="P16"/>
        <text:p text:style-name="P5">Anderen</text:p>
        <text:p text:style-name="P1"/>
        <text:p text:style-name="P1"><text:span text:style-name="T1">Lina</text:span><text:tab/><text:span text:style-name="T1">Tolstraat</text:span><text:tab/><text:span text:style-name="T1">119</text:span></text:p>
        <text:p text:style-name="P1"/>
        <text:p text:style-name="P8">Loodgieter/kachel</text:p>
        <text:p text:style-name="P1"><text:span text:style-name="T1">Said</text:span><text:tab/><text:span text:style-name="T1">06 20919188</text:span></text:p>
        <text:p text:style-name="P1"/>
        <text:p text:style-name="P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textmaker="tm" xmlns:number="urn:oasis:names:tc:opendocument:xmlns:datastyle:1.0" xmlns:field="urn:openoffice:names:experimental:ooo-ms-interop:xmlns:field:1.0" office:version="1.3">
  <office:font-face-decls>
    <style:font-face style:name=".SFUIDisplay" svg:font-family=".SFUIDisplay"/>
    <style:font-face style:name="Arial" svg:font-family="Arial" style:font-family-generic="swiss"/>
    <style:font-face style:name="Courier New" svg:font-family="'Courier New'" style:font-family-generic="roman"/>
    <style:font-face style:name="Droid Sans Fallback" svg:font-family="'Droid Sans Fallback'"/>
    <style:font-face style:name="FreeSans" svg:font-family="FreeSans"/>
    <style:font-face style:name="Liberation Mono" svg:font-family="'Liberation Mono'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orphans="2" fo:widows="2" fo:hyphenation-ladder-count="no-limit" text:number-lines="true" text:line-number="0"/>
      <style:text-properties style:font-name="Verdana" fo:font-family="Verdana" style:font-family-generic="swiss" fo:font-size="10pt" fo:language="nl" fo:country="NL" style:font-name-asian="Times New Roman" style:font-family-asian="'Times New Roman'" style:font-size-asian="10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in" fo:margin-right="0in" fo:margin-top="0in" fo:margin-bottom="0in" style:contextual-spacing="false" fo:line-height="100%" fo:text-align="start" style:justify-single-word="false" fo:orphans="0" fo:widows="0" fo:hyphenation-ladder-count="no-limit" fo:text-indent="0in" style:auto-text-indent="false" fo:break-before="auto" fo:break-after="auto" fo:background-color="transparent" fo:padding="0.0417in" fo:border="none" text:number-lines="false" text:line-number="0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family-asian="'Droid Sans Fallback'" style:font-size-asian="10.5pt" style:language-asian="zh" style:country-asian="CN" style:font-style-asian="normal" style:font-weight-asian="normal" style:font-name-complex="FreeSans" style:font-family-complex="FreeSans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27in" style:contextual-spacing="false" fo:keep-with-next="always" text:number-lines="true" text:line-number="0"/>
      <style:text-properties style:font-name="Arial" fo:font-family="Arial" style:font-family-generic="swiss" fo:font-size="14pt" style:font-name-asian="Droid Sans Fallback" style:font-family-asian="'Droid Sans Fallback'" style:font-size-asian="14pt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27in" style:contextual-spacing="false" fo:line-height="120%" text:number-lines="true" text:line-number="0"/>
    </style:style>
    <style:style style:name="Heading_20_1" style:display-name="Heading 1" style:family="paragraph" style:parent-style-name="Heading" style:class="text">
      <style:paragraph-properties fo:margin-top="0.3055in" fo:margin-bottom="0.0417in" style:contextual-spacing="false" text:number-lines="true" text:line-number="0"/>
      <style:text-properties style:font-name="Verdana" fo:font-family="Verdana" style:font-family-generic="swiss" fo:font-size="16pt" fo:font-weight="bold" style:font-size-asian="16pt" style:font-weight-asian="bold"/>
    </style:style>
    <style:style style:name="Heading_20_2" style:display-name="Heading 2" style:family="paragraph" style:parent-style-name="Heading" style:class="text">
      <style:paragraph-properties fo:margin-top="0.3055in" fo:margin-bottom="0.0417in" style:contextual-spacing="false" text:number-lines="true" text:line-number="0"/>
      <style:text-properties style:font-name="Times New Roman" fo:font-family="'Times New Roman'" fo:font-size="11pt" fo:font-weight="bold" style:font-size-asian="11pt" style:font-weight-asian="bold"/>
    </style:style>
    <style:style style:name="Heading_20_3" style:display-name="Heading 3" style:family="paragraph" style:parent-style-name="Heading" style:class="text">
      <style:paragraph-properties fo:margin-top="0.3055in" fo:margin-bottom="0.0417in" style:contextual-spacing="false" text:number-lines="true" text:line-number="0"/>
      <style:text-properties style:font-name="Verdana" fo:font-family="Verdana" style:font-family-generic="swiss" fo:font-size="12pt" fo:font-weight="bold" style:font-size-asian="12pt" style:font-weight-asian="bold"/>
    </style:style>
    <style:style style:name="List" style:family="paragraph" style:parent-style-name="Text_20_body" style:class="list">
      <style:paragraph-properties text:number-lines="true" text:line-number="0"/>
      <style:text-properties style:font-name-complex="FreeSans" style:font-family-complex="FreeSans"/>
    </style:style>
    <style:style style:name="Caption" style:family="paragraph" style:parent-style-name="Standard" style:class="extra">
      <style:paragraph-properties fo:margin-top="0.0827in" fo:margin-bottom="0.0827in" style:contextual-spacing="false" text:number-lines="true" text:line-number="0"/>
      <style:text-properties fo:font-size="12pt" fo:font-style="italic" style:font-size-asian="12pt" style:font-style-asian="italic" style:font-name-complex="FreeSans" style:font-family-complex="FreeSans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name-complex="FreeSans" style:font-family-complex="FreeSans"/>
    </style:style>
    <style:style style:name="Arrowhead_20_List" style:display-name="Arrowhead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ock_20_Text" style:display-name="Block Text" style:family="paragraph" style:parent-style-name="Normal">
      <style:paragraph-properties fo:margin-left="1in" fo:margin-right="1in" fo:margin-top="0in" fo:margin-bottom="0.0827in" style:contextual-spacing="false" fo:hyphenation-ladder-count="no-limit" fo:text-indent="0in" style:auto-text-indent="false" text:number-lines="tru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x_20_List" style:display-name="Box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List" style:display-name="Bullet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hapter_20_Heading" style:display-name="Chapter Heading" style:family="paragraph" style:parent-style-name="Normal">
      <style:paragraph-properties fo:hyphenation-ladder-count="no-limit" text:number-lines="true" text:line-number="0">
        <style:tab-stops>
          <style:tab-stop style:position="1.1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class="index">
      <style:paragraph-properties fo:margin-left="0.5in" fo:margin-right="0in" fo:text-indent="-0.298in" style:auto-text-indent="false" text:number-lines="true" text:line-number="0"/>
    </style:style>
    <style:style style:name="Contents_20_2" style:display-name="Contents 2" style:family="paragraph" style:parent-style-name="Standard" style:class="index">
      <style:paragraph-properties fo:margin-left="1in" fo:margin-right="0in" fo:text-indent="-0.298in" style:auto-text-indent="false" text:number-lines="true" text:line-number="0"/>
    </style:style>
    <style:style style:name="Contents_20_3" style:display-name="Contents 3" style:family="paragraph" style:parent-style-name="Standard" style:class="index">
      <style:paragraph-properties fo:margin-left="1.5in" fo:margin-right="0in" fo:text-indent="-0.298in" style:auto-text-indent="false" text:number-lines="true" text:line-number="0"/>
    </style:style>
    <style:style style:name="Contents_20_4" style:display-name="Contents 4" style:family="paragraph" style:parent-style-name="Standard" style:class="index">
      <style:paragraph-properties fo:margin-left="2in" fo:margin-right="0in" fo:text-indent="-0.298in" style:auto-text-indent="false" text:number-lines="true" text:line-number="0"/>
    </style:style>
    <style:style style:name="Contents_20_Header" style:display-name="Contents Header" style:family="paragraph" style:parent-style-name="Normal">
      <style:paragraph-properties fo:margin-top="0.1665in" fo:margin-bottom="0.0827in" style:contextual-spacing="false" fo:text-align="center" style:justify-single-word="false" fo:hyphenation-ladder-count="no-limit" text:number-lines="true" text:line-number="0"/>
      <style:text-properties style:font-name="Liberation Sans" fo:font-family="'Liberation Sans'" style:font-family-generic="roman" fo:font-size="16pt" fo:font-weight="bold" style:font-size-asian="16pt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shed_20_List" style:display-name="Dashed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iamond_20_List" style:display-name="Diamond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left="0.2in" fo:margin-right="0in" fo:text-indent="-0.1992in" style:auto-text-indent="false" text:number-lines="true" text:line-number="0"/>
    </style:style>
    <style:style style:name="Endnote_20_Symbol" style:display-name="Endnote Symbol" style:family="paragraph" style:parent-style-name="Standard">
      <style:paragraph-properties text:number-lines="tru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true" text:line-number="0">
        <style:tab-stops>
          <style:tab-stop style:position="3.1508in" style:type="center"/>
          <style:tab-stop style:position="6.3008in" style:type="center"/>
        </style:tab-stops>
      </style:paragraph-properties>
    </style:style>
    <style:style style:name="Footnote" style:family="paragraph" style:parent-style-name="Standard" style:class="extra">
      <style:paragraph-properties fo:margin-left="0.2in" fo:margin-right="0in" fo:text-indent="-0.1992in" style:auto-text-indent="false" text:number-lines="true" text:line-number="0"/>
    </style:style>
    <style:style style:name="Hand_20_List" style:display-name="Hand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class="text">
      <style:paragraph-properties fo:margin-top="0in" fo:margin-bottom="0.0417in" style:contextual-spacing="false" text:number-lines="true" text:line-number="0"/>
      <style:text-properties style:font-name="Verdana" fo:font-family="Verdana" style:font-family-generic="swiss" fo:font-size="10pt" fo:font-weight="bold" style:font-size-asian="10pt" style:font-weight-asian="bold"/>
    </style:style>
    <style:style style:name="Heading_20_5" style:display-name="Heading 5" style:family="paragraph" style:parent-style-name="Heading_20_3" style:class="text">
      <style:paragraph-properties text:number-lines="true" text:line-number="0"/>
      <style:text-properties fo:font-size="10pt" style:font-size-asian="10pt"/>
    </style:style>
    <style:style style:name="Heading_20_6" style:display-name="Heading 6" style:family="paragraph" style:parent-style-name="Heading" style:class="text">
      <style:paragraph-properties text:number-lines="true" text:line-number="0"/>
      <style:text-properties style:font-name="Verdana" fo:font-family="Verdana" style:font-family-generic="swiss" fo:font-size="8pt" style:font-size-asian="8pt"/>
    </style:style>
    <style:style style:name="Heading_20_7" style:display-name="Heading 7" style:family="paragraph" style:parent-style-name="Heading" style:class="text">
      <style:paragraph-properties text:number-lines="true" text:line-number="0"/>
      <style:text-properties style:font-name="Verdana" fo:font-family="Verdana" style:font-family-generic="swiss" fo:font-size="8pt" style:font-size-asian="8pt"/>
    </style:style>
    <style:style style:name="Heart_20_List" style:display-name="Heart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mplies_20_List" style:display-name="Implies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wer_20_Case_20_List" style:display-name="Lower Case List" style:family="paragraph" style:parent-style-name="Normal">
      <style:paragraph-properties fo:margin-left="0.5in" fo:margin-right="0in" fo:hyphenation-ladder-count="no-limit" fo:text-indent="-0.298in" style:auto-text-indent="false" text:number-lines="tru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wer_20_Roman_20_List" style:display-name="Lower Roman List" style:family="paragraph" style:parent-style-name="Standard">
      <style:paragraph-properties fo:margin-left="0.5in" fo:margin-right="0in" fo:text-indent="-0.298in" style:auto-text-indent="false" text:number-lines="true" text:line-number="0"/>
    </style:style>
    <style:style style:name="Numbered_20_Heading_20_1" style:display-name="Numbered Heading 1" style:family="paragraph" style:parent-style-name="Heading_20_1">
      <style:paragraph-properties text:number-lines="true" text:line-number="0"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>
      <style:paragraph-properties text:number-lines="true" text:line-number="0"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>
      <style:paragraph-properties text:number-lines="true" text:line-number="0">
        <style:tab-stops>
          <style:tab-stop style:position="0.2992in"/>
        </style:tab-stops>
      </style:paragraph-properties>
    </style:style>
    <style:style style:name="Numbered_20_List" style:display-name="Numbered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Normal">
      <style:paragraph-properties fo:hyphenation-ladder-count="no-limit" text:number-lines="true" text:line-number="0"/>
      <style:text-properties style:font-name="Courier New" fo:font-family="'Courier New'" style:font-family-generic="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text:number-lines="true" text:line-number="0"/>
      <style:text-properties style:font-name="Liberation Mono" fo:font-family="'Liberation Mono'"/>
    </style:style>
    <style:style style:name="Quotations" style:family="paragraph" style:parent-style-name="Standard" style:class="html">
      <style:paragraph-properties fo:margin-top="0in" fo:margin-bottom="0.1937in" style:contextual-spacing="false" text:number-lines="true" text:line-number="0"/>
    </style:style>
    <style:style style:name="Section_20_Heading" style:display-name="Section Heading" style:family="paragraph" style:parent-style-name="Normal">
      <style:paragraph-properties fo:hyphenation-ladder-count="no-limit" text:number-lines="true" text:line-number="0">
        <style:tab-stops>
          <style:tab-stop style:position="1.1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quare_20_List" style:display-name="Square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r_20_List" style:display-name="Star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Heading" style:class="chapter">
      <style:paragraph-properties fo:margin-top="0.0417in" fo:margin-bottom="0in" style:contextual-spacing="false" fo:text-align="center" style:justify-single-word="false" text:number-lines="true" text:line-number="0"/>
      <style:text-properties fo:font-size="18pt" style:font-size-asian="18pt"/>
    </style:style>
    <style:style style:name="Tekst_20_zonder_20_opmaak" style:display-name="Tekst zonder opmaak" style:family="paragraph" style:parent-style-name="Normal">
      <style:paragraph-properties fo:hyphenation-ladder-count="no-limit" text:number-lines="true" text:line-number="0"/>
      <style:text-properties style:font-name="Verdana" fo:font-family="Verdana" style:font-family-generic="swiss" fo:font-size="10pt" fo:language="nl" fo:country="NL" style:font-size-asian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ck_20_List" style:display-name="Tick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Heading" style:class="chapter">
      <style:paragraph-properties fo:text-align="center" style:justify-single-word="false" text:number-lines="true" text:line-number="0"/>
      <style:text-properties fo:font-size="28pt" fo:font-weight="bold" style:font-size-asian="28pt" style:font-weight-asian="bold"/>
    </style:style>
    <style:style style:name="Triangle_20_List" style:display-name="Triangle List" style:family="paragraph" style:parent-style-name="Normal">
      <style:paragraph-properties fo:margin-left="0.5in" fo:margin-right="0in" fo:orphans="2" fo:widows="2" fo:hyphenation-ladder-count="no-limit" fo:text-indent="-0.298in" style:auto-text-indent="false" text:number-lines="true" text:line-number="0"/>
      <style:text-properties style:font-name="Verdana" fo:font-family="Verdana" style:font-family-generic="swiss" style:font-name-asian="Times New Roman" style:font-family-asian="'Times New Roman'" style:font-size-asian="12pt" style:font-name-complex="Liberation Mono" style:font-family-complex="'Liberation Mono'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pper_20_Case_20_List" style:display-name="Upper Case List" style:family="paragraph" style:parent-style-name="Numbered_20_List">
      <style:paragraph-properties text:number-lines="true" text:line-number="0"/>
    </style:style>
    <style:style style:name="Upper_20_Roman_20_List" style:display-name="Upper Roman List" style:family="paragraph" style:parent-style-name="Numbered_20_List">
      <style:paragraph-properties text:number-lines="true" text:line-number="0"/>
    </style:style>
    <style:style style:name="Table_20_Contents" style:display-name="Table Contents" style:family="paragraph" style:parent-style-name="Standard" style:class="extra">
      <style:paragraph-properties text:number-lines="true" text:line-number="0"/>
    </style:style>
    <style:style style:name="Table_20_Heading" style:display-name="Table Heading" style:family="paragraph" style:parent-style-name="Table_20_Contents" style:class="extra">
      <style:paragraph-properties text:number-lines="true" text:line-number="0"/>
    </style:style>
    <style:style style:name="Horizontal_20_Line" style:display-name="Horizontal Line" style:family="paragraph" style:parent-style-name="Standard" style:class="html">
      <style:paragraph-properties text:number-lines="true" text:line-number="0"/>
    </style:style>
    <style:style style:name="Normal" style:family="text">
      <style:text-properties style:use-window-font-color="true" loext:opacity="0%" style:font-name="Liberation Serif" fo:font-family="'Liberation Serif'" style:font-family-generic="roman" fo:font-size="12pt" fo:language="en" fo:country="US" style:letter-kerning="true" style:font-name-asian="Droid Sans Fallback" style:font-family-asian="'Droid Sans Fallback'" style:font-size-asian="10.5pt" style:language-asian="zh" style:country-asian="CN" style:font-name-complex="FreeSans" style:font-family-complex="FreeSans" style:font-size-complex="12pt" style:language-complex="hi" style:country-complex="IN"/>
    </style:style>
    <style:style style:name="Endnote_20_anchor" style:display-name="Endnote anchor" style:family="text">
      <style:text-properties style:text-position="32% 58%" fo:font-size="10pt" style:font-size-asian="10pt"/>
    </style:style>
    <style:style style:name="Footnote_20_anchor" style:display-name="Footnote anchor" style:family="text">
      <style:text-properties style:text-position="32% 58%" fo:font-size="10pt" style:font-size-asian="10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none" fo:country="none" style:text-underline-style="solid" style:text-underline-width="auto" style:text-underline-color="font-color" style:text-underline-mode="continuous" style:text-overline-mode="continuous" style:text-line-through-mode="continuous" style:language-asian="none" style:country-asian="none" style:language-complex="none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1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016in" fo:page-height="11.0016in" style:num-format="1" style:print-orientation="portrait" fo:margin-top="0.9827in" fo:margin-bottom="0.9827in" fo:margin-left="0.9827in" fo:margin-right="0.9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10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creation-date>2019-12-02T08:02:06</meta:creation-date>
    <dc:date>2022-11-09T13:48:07.871002554</dc:date>
    <meta:print-date>1970-01-01T01:00:00</meta:print-date>
    <meta:editing-duration>PT8H54S</meta:editing-duration>
    <meta:editing-cycles>65</meta:editing-cycles>
    <meta:document-statistic meta:table-count="1" meta:image-count="0" meta:object-count="0" meta:page-count="10" meta:paragraph-count="322" meta:word-count="530" meta:character-count="6024" meta:non-whitespace-character-count="5746"/>
  </office:meta>
</office:document-meta>
</file>